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svg:stroke-width="0.106cm" draw:marker-start="Arrow_20_short" draw:marker-start-width="0.358cm" draw:marker-end="Arrow_20_short" draw:marker-end-width="0.3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afd095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475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00" loext:fill-use-slide-background="false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3.83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5983b0" draw:textarea-horizontal-align="center" draw:textarea-vertical-align="middle" draw:auto-grow-height="true" draw:auto-grow-width="false" fo:min-height="1.02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1.0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.945cm" fo:min-width="10.7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16.905cm" fo:min-width="0cm" fo:wrap-option="wrap" loext:decorative="false"/>
    </style:style>
    <style:style style:name="gr14" style:family="graphic" style:parent-style-name="standard">
      <style:graphic-properties draw:fill="none" draw:textarea-vertical-align="middle" draw:auto-grow-height="false" fo:min-height="6.526cm" fo:min-width="0cm" fo:wrap-option="wrap" loext:decorative="false"/>
    </style:style>
    <style:style style:name="co1" style:family="table-column">
      <style:table-column-properties style:column-width="2.584cm" style:use-optimal-column-width="false"/>
    </style:style>
    <style:style style:name="co2" style:family="table-column">
      <style:table-column-properties style:column-width="2.592cm" style:use-optimal-column-width="false"/>
    </style:style>
    <style:style style:name="co3" style:family="table-column">
      <style:table-column-properties style:column-width="2.572cm" style:use-optimal-column-width="false"/>
    </style:style>
    <style:style style:name="co4" style:family="table-column">
      <style:table-column-properties style:column-width="2.57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 fo:borde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solid" draw:fill-color="#afd095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 draw:fill-color="#afd095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00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="none" draw:fill-color="#ffff00"/>
      <style:paragraph-properties fo:text-align="center"/>
      <style:text-properties fo:color="#ffff00" loext:opacity="100%" fo:font-size="22pt" fo:background-color="transparen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color="#3465a4" loext:opacity="100%" fo:font-size="24pt" style:font-size-asian="24pt" style:font-size-complex="24pt"/>
    </style:style>
    <style:style style:name="P10" style:family="paragraph">
      <loext:graphic-properties draw:fill="solid" draw:fill-color="#5983b0"/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="solid" draw:fill-color="#5983b0"/>
      <style:paragraph-properties fo:text-align="center"/>
      <style:text-properties fo:color="#ffff00" loext:opacity="100%" fo:font-size="22pt" fo:background-color="#ffff00" style:font-size-asian="22pt" style:font-size-complex="22pt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fo:background-color="transparent" style:font-size-asian="22pt" style:font-size-complex="22pt"/>
    </style:style>
    <style:style style:name="T5" style:family="text">
      <style:text-properties style:text-position="sub 58%" fo:font-size="18pt" fo:background-color="transparent" style:font-size-asian="18pt" style:font-size-complex="18pt"/>
    </style:style>
    <style:style style:name="T6" style:family="text">
      <style:text-properties fo:color="#3465a4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095cm" svg:height="1.075cm" svg:x="1.051cm" svg:y="14.2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.45</text:p>
              </table:table-cell>
              <table:table-cell>
                <text:p text:style-name="P1">0.1</text:p>
              </table:table-cell>
              <table:table-cell>
                <text:p text:style-name="P1">0</text:p>
              </table:table-cell>
              <table:table-cell>
                <text:p text:style-name="P1">0.45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2" draw:layer="layout" svg:x1="19.571cm" svg:y1="6.995cm" svg:x2="19.571cm" svg:y2="12.414cm">
          <text:p/>
        </draw:line>
        <draw:frame draw:style-name="gr3" draw:text-style-name="P3" draw:layer="layout" svg:width="1.799cm" svg:height="1.275cm" svg:x="19.994cm" svg:y="6.571cm">
          <draw:text-box>
            <text:p text:style-name="P1"><text:span text:style-name="T1">V</text:span><text:span text:style-name="T2">1,1</text:span></text:p>
          </draw:text-box>
        </draw:frame>
        <draw:frame draw:style-name="gr3" draw:text-style-name="P3" draw:layer="layout" svg:width="1.802cm" svg:height="1.275cm" svg:x="23.595cm" svg:y="6.572cm">
          <draw:text-box>
            <text:p text:style-name="P1">...</text:p>
          </draw:text-box>
        </draw:frame>
        <draw:frame draw:style-name="gr4" draw:text-style-name="P4" draw:layer="layout" svg:width="1.799cm" svg:height="1.275cm" svg:x="21.795cm" svg:y="9.172cm">
          <draw:text-box>
            <text:p text:style-name="P1"><text:span text:style-name="T1">V</text:span><text:span text:style-name="T2">4,2</text:span></text:p>
          </draw:text-box>
        </draw:frame>
        <draw:frame draw:style-name="gr4" draw:text-style-name="P5" draw:layer="layout" svg:width="1.799cm" svg:height="1.275cm" svg:x="19.995cm" svg:y="9.172cm">
          <draw:text-box>
            <text:p text:style-name="P1"><text:span text:style-name="T1">V</text:span><text:span text:style-name="T2">4,1</text:span></text:p>
          </draw:text-box>
        </draw:frame>
        <draw:frame draw:style-name="gr3" draw:text-style-name="P3" draw:layer="layout" svg:width="1.799cm" svg:height="1.275cm" svg:x="19.995cm" svg:y="11.172cm">
          <draw:text-box>
            <text:p text:style-name="P1"><text:span text:style-name="T1">V</text:span><text:span text:style-name="T2">s,1</text:span></text:p>
          </draw:text-box>
        </draw:frame>
        <draw:frame draw:style-name="gr3" draw:text-style-name="P3" draw:layer="layout" svg:width="1.799cm" svg:height="1.275cm" svg:x="25.395cm" svg:y="6.572cm">
          <draw:text-box>
            <text:p text:style-name="P1"><text:span text:style-name="T1">V</text:span><text:span text:style-name="T2">1,e</text:span></text:p>
          </draw:text-box>
        </draw:frame>
        <draw:frame draw:style-name="gr4" draw:text-style-name="P4" draw:layer="layout" svg:width="1.799cm" svg:height="1.275cm" svg:x="25.396cm" svg:y="9.173cm">
          <draw:text-box>
            <text:p text:style-name="P1"><text:span text:style-name="T1">V</text:span><text:span text:style-name="T2">4,e</text:span></text:p>
          </draw:text-box>
        </draw:frame>
        <draw:frame draw:style-name="gr3" draw:text-style-name="P3" draw:layer="layout" svg:width="1.799cm" svg:height="1.275cm" svg:x="21.796cm" svg:y="11.173cm">
          <draw:text-box>
            <text:p text:style-name="P1"><text:span text:style-name="T1">V</text:span><text:span text:style-name="T2">s,2</text:span></text:p>
          </draw:text-box>
        </draw:frame>
        <draw:frame draw:style-name="gr3" draw:text-style-name="P3" draw:layer="layout" svg:width="1.799cm" svg:height="1.275cm" svg:x="25.396cm" svg:y="11.173cm">
          <draw:text-box>
            <text:p text:style-name="P1"><text:span text:style-name="T1">V</text:span><text:span text:style-name="T2">s,e</text:span></text:p>
          </draw:text-box>
        </draw:frame>
        <draw:frame draw:style-name="gr3" draw:text-style-name="P3" draw:layer="layout" svg:width="1.799cm" svg:height="1.275cm" svg:x="21.796cm" svg:y="6.573cm">
          <draw:text-box>
            <text:p text:style-name="P1"><text:span text:style-name="T1">V</text:span><text:span text:style-name="T2">1,</text:span><text:span text:style-name="T2">2</text:span></text:p>
          </draw:text-box>
        </draw:frame>
        <draw:frame draw:style-name="gr4" draw:text-style-name="P4" draw:layer="layout" svg:width="1.802cm" svg:height="1.275cm" svg:x="23.595cm" svg:y="9.173cm">
          <draw:text-box>
            <text:p text:style-name="P1">...</text:p>
          </draw:text-box>
        </draw:frame>
        <draw:frame draw:style-name="gr3" draw:text-style-name="P3" draw:layer="layout" svg:width="1.802cm" svg:height="1.275cm" svg:x="23.595cm" svg:y="11.174cm">
          <draw:text-box>
            <text:p text:style-name="P1">...</text:p>
          </draw:text-box>
        </draw:frame>
        <draw:frame draw:style-name="gr5" draw:text-style-name="P6" draw:layer="layout" svg:width="1.799cm" svg:height="0.725cm" svg:x="19.996cm" svg:y="10.472cm">
          <draw:text-box>
            <text:p text:style-name="P1"><text:span text:style-name="T3">...</text:span></text:p>
          </draw:text-box>
        </draw:frame>
        <draw:frame draw:style-name="gr6" draw:text-style-name="P7" draw:layer="layout" svg:width="1.799cm" svg:height="1.275cm" svg:x="21.795cm" svg:y="7.872cm">
          <draw:text-box>
            <text:p text:style-name="P1"><text:span text:style-name="T1">V</text:span><text:span text:style-name="T2">2,2</text:span></text:p>
          </draw:text-box>
        </draw:frame>
        <draw:frame draw:style-name="gr6" draw:text-style-name="P8" draw:layer="layout" svg:width="1.799cm" svg:height="1.275cm" svg:x="19.995cm" svg:y="7.872cm">
          <draw:text-box>
            <text:p text:style-name="P1"><text:span text:style-name="T4">V</text:span><text:span text:style-name="T5">2,1</text:span></text:p>
          </draw:text-box>
        </draw:frame>
        <draw:frame draw:style-name="gr6" draw:text-style-name="P7" draw:layer="layout" svg:width="1.799cm" svg:height="1.275cm" svg:x="25.396cm" svg:y="7.873cm">
          <draw:text-box>
            <text:p text:style-name="P1"><text:span text:style-name="T1">V</text:span><text:span text:style-name="T2">2,e</text:span></text:p>
          </draw:text-box>
        </draw:frame>
        <draw:frame draw:style-name="gr6" draw:text-style-name="P7" draw:layer="layout" svg:width="1.802cm" svg:height="1.275cm" svg:x="23.595cm" svg:y="7.873cm">
          <draw:text-box>
            <text:p text:style-name="P1">...</text:p>
          </draw:text-box>
        </draw:frame>
        <draw:frame draw:style-name="gr5" draw:text-style-name="P6" draw:layer="layout" svg:width="1.799cm" svg:height="0.725cm" svg:x="21.797cm" svg:y="10.473cm">
          <draw:text-box>
            <text:p text:style-name="P1"><text:span text:style-name="T3">...</text:span></text:p>
          </draw:text-box>
        </draw:frame>
        <draw:frame draw:style-name="gr5" draw:text-style-name="P6" draw:layer="layout" svg:width="1.799cm" svg:height="0.725cm" svg:x="25.398cm" svg:y="10.474cm">
          <draw:text-box>
            <text:p text:style-name="P1"><text:span text:style-name="T3">...</text:span></text:p>
          </draw:text-box>
        </draw:frame>
        <draw:frame draw:style-name="gr5" draw:text-style-name="P6" draw:layer="layout" svg:width="1.798cm" svg:height="0.725cm" svg:x="23.599cm" svg:y="10.475cm">
          <draw:text-box>
            <text:p text:style-name="P1"><text:span text:style-name="T3">...</text:span></text:p>
          </draw:text-box>
        </draw:frame>
        <draw:frame draw:style-name="gr7" draw:text-style-name="P9" draw:layer="layout" svg:width="4.33cm" svg:height="1.195cm" svg:x="21.622cm" svg:y="4.577cm">
          <draw:text-box>
            <text:p text:style-name="P1"><text:span text:style-name="T6">e</text:span></text:p>
          </draw:text-box>
        </draw:frame>
        <draw:line draw:style-name="gr2" draw:text-style-name="P2" draw:layer="layout" svg:x1="20.319cm" svg:y1="5.772cm" svg:x2="27.304cm" svg:y2="5.772cm">
          <text:p/>
        </draw:line>
        <draw:frame draw:style-name="gr8" draw:text-style-name="P10" draw:layer="layout" svg:width="1.799cm" svg:height="1.275cm" svg:x="21.795cm" svg:y="14.072cm">
          <draw:text-box>
            <text:p text:style-name="P1"><text:span text:style-name="T1">M</text:span><text:span text:style-name="T2">6,2</text:span></text:p>
          </draw:text-box>
        </draw:frame>
        <draw:frame draw:style-name="gr8" draw:text-style-name="P11" draw:layer="layout" svg:width="1.799cm" svg:height="1.275cm" svg:x="19.995cm" svg:y="14.072cm">
          <draw:text-box>
            <text:p text:style-name="P1"><text:span text:style-name="T1">M</text:span><text:span text:style-name="T2">6,</text:span><text:span text:style-name="T2">1</text:span></text:p>
          </draw:text-box>
        </draw:frame>
        <draw:frame draw:style-name="gr8" draw:text-style-name="P10" draw:layer="layout" svg:width="1.799cm" svg:height="1.275cm" svg:x="25.396cm" svg:y="14.073cm">
          <draw:text-box>
            <text:p text:style-name="P1"><text:span text:style-name="T1">M</text:span><text:span text:style-name="T2">6,e</text:span></text:p>
          </draw:text-box>
        </draw:frame>
        <draw:frame draw:style-name="gr8" draw:text-style-name="P10" draw:layer="layout" svg:width="1.802cm" svg:height="1.275cm" svg:x="23.595cm" svg:y="14.073cm">
          <draw:text-box>
            <text:p text:style-name="P1">...</text:p>
          </draw:text-box>
        </draw:frame>
        <draw:frame draw:style-name="gr9" draw:text-style-name="P12" draw:layer="layout" svg:width="12.7cm" svg:height="1.673cm" svg:x="3.422cm" svg:y="17.04cm">
          <draw:text-box>
            <text:p text:style-name="P1">Vecteur de pattern d’attention associé au mot “souris” (6eme vecteur de X)</text:p>
          </draw:text-box>
        </draw:frame>
        <draw:frame draw:style-name="gr10" draw:text-style-name="P9" draw:layer="layout" svg:width="1.507cm" svg:height="1.195cm" svg:x="18.245cm" svg:y="9.278cm">
          <draw:text-box>
            <text:p text:style-name="P1"><text:span text:style-name="T6">s</text:span></text:p>
          </draw:text-box>
        </draw:frame>
        <draw:frame draw:style-name="gr1" draw:layer="layout" svg:width="18.009cm" svg:height="0.961cm" svg:x="1.087cm" svg:y="13.3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1">le</text:p>
              </table:table-cell>
              <table:table-cell>
                <text:p text:style-name="P1">chat</text:p>
              </table:table-cell>
              <table:table-cell>
                <text:p text:style-name="P1">rapide</text:p>
              </table:table-cell>
              <table:table-cell>
                <text:p text:style-name="P1">mange</text:p>
              </table:table-cell>
              <table:table-cell>
                <text:p text:style-name="P1">la</text:p>
              </table:table-cell>
              <table:table-cell>
                <text:p text:style-name="P1">souris</text:p>
              </table:table-cell>
              <table:table-cell>
                <text:p text:style-name="P1">gri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9" draw:layer="layout" svg:width="11.218cm" svg:height="1.195cm" svg:x="4.376cm" svg:y="11.578cm">
          <draw:text-box>
            <text:p text:style-name="P1"><text:span text:style-name="T6">s</text:span></text:p>
          </draw:text-box>
        </draw:frame>
        <draw:line draw:style-name="gr2" draw:text-style-name="P2" draw:layer="layout" svg:x1="1cm" svg:y1="12.773cm" svg:x2="19.097cm" svg:y2="12.773cm">
          <text:p/>
        </draw:line>
        <draw:frame draw:style-name="gr12" draw:text-style-name="P12" draw:layer="layout" svg:width="8.002cm" svg:height="1.673cm" svg:x="19.62cm" svg:y="17.041cm">
          <draw:text-box>
            <text:p text:style-name="P1">Vecteur de modifications</text:p>
            <text:p text:style-name="P1">pour le mot “souris”</text:p>
          </draw:text-box>
        </draw:frame>
        <draw:custom-shape draw:style-name="gr13" draw:text-style-name="P2" draw:layer="layout" svg:width="1.109cm" svg:height="18.097cm" draw:transform="rotate (-1.5707963267949) translate (19.097cm 15.623cm)">
          <text:p/>
          <draw:enhanced-geometry svg:viewBox="0 0 21600 21600" draw:glue-points="0 0 0 21600 21600 10800" draw:text-areas="0 ?f9 7800 ?f10" draw:type="right-brace" draw:modifiers="1800 10889.2863168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4" draw:text-style-name="P2" draw:layer="layout" svg:width="1.109cm" svg:height="7.148cm" draw:transform="rotate (-1.5707963267949) translate (27.198cm 15.624cm)">
          <text:p/>
          <draw:enhanced-geometry svg:viewBox="0 0 21600 21600" draw:glue-points="0 0 0 21600 21600 10800" draw:text-areas="0 ?f9 7800 ?f10" draw:type="right-brace" draw:modifiers="1800 10889.28631685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8:40:00.979515900</meta:creation-date>
    <dc:date>2026-04-16T12:50:53.565452200</dc:date>
    <meta:editing-duration>PT58M16S</meta:editing-duration>
    <meta:editing-cycles>8</meta:editing-cycles>
    <meta:generator>LibreOffice/26.2.1.2$Windows_X86_64 LibreOffice_project/620$Build-2</meta:generator>
    <meta:document-statistic meta:object-count="36"/>
  </office:meta>
</office:document-meta>
</file>